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.8mm" svg:y="36.85mm">
            <loext:p draw:notify-on-update-of-ranges="Sheet1.A1:Sheet1.A1 Sheet1.A2:Sheet1.A7 Sheet1.B1:Sheet1.B1 Sheet1.B2:Sheet1.B7 Sheet1.C1:Sheet1.C1 Sheet1.C2:Sheet1.C7 Sheet1.D1:Sheet1.D1 Sheet1.D2:Sheet1.D7 Sheet1.E1:Sheet1.E1 Sheet1.E2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tatic (bloques)</text:p>
          </table:table-cell>
          <table:table-cell office:value-type="string" calcext:value-type="string">
            <text:p>Static (cíclico)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40194" calcext:value-type="float">
            <text:p>0,540194</text:p>
          </table:table-cell>
          <table:table-cell office:value-type="float" office:value="0.314281" calcext:value-type="float">
            <text:p>0,314281</text:p>
          </table:table-cell>
          <table:table-cell office:value-type="float" office:value="0.315153" calcext:value-type="float">
            <text:p>0,315153</text:p>
          </table:table-cell>
          <table:table-cell office:value-type="float" office:value="0.313882" calcext:value-type="float">
            <text:p>0,31388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801774" calcext:value-type="float">
            <text:p>0,801774</text:p>
          </table:table-cell>
          <table:table-cell office:value-type="float" office:value="0.485337" calcext:value-type="float">
            <text:p>0,485337</text:p>
          </table:table-cell>
          <table:table-cell office:value-type="float" office:value="0.452282" calcext:value-type="float">
            <text:p>0,452282</text:p>
          </table:table-cell>
          <table:table-cell office:value-type="float" office:value="0.451983" calcext:value-type="float">
            <text:p>0,45198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.10983" calcext:value-type="float">
            <text:p>1,10983</text:p>
          </table:table-cell>
          <table:table-cell office:value-type="float" office:value="0.772775" calcext:value-type="float">
            <text:p>0,772775</text:p>
          </table:table-cell>
          <table:table-cell office:value-type="float" office:value="0.685909" calcext:value-type="float">
            <text:p>0,685909</text:p>
          </table:table-cell>
          <table:table-cell office:value-type="float" office:value="0.683268" calcext:value-type="float">
            <text:p>0,6832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42382" calcext:value-type="float">
            <text:p>1,42382</text:p>
          </table:table-cell>
          <table:table-cell office:value-type="float" office:value="1.02538" calcext:value-type="float">
            <text:p>1,02538</text:p>
          </table:table-cell>
          <table:table-cell office:value-type="float" office:value="0.920239" calcext:value-type="float">
            <text:p>0,920239</text:p>
          </table:table-cell>
          <table:table-cell office:value-type="float" office:value="0.917319" calcext:value-type="float">
            <text:p>0,91731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.79697" calcext:value-type="float">
            <text:p>1,79697</text:p>
          </table:table-cell>
          <table:table-cell office:value-type="float" office:value="1.33359" calcext:value-type="float">
            <text:p>1,33359</text:p>
          </table:table-cell>
          <table:table-cell office:value-type="float" office:value="1.16581" calcext:value-type="float">
            <text:p>1,16581</text:p>
          </table:table-cell>
          <table:table-cell office:value-type="float" office:value="1.16131" calcext:value-type="float">
            <text:p>1,161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2165" calcext:value-type="float">
            <text:p>2,2165</text:p>
          </table:table-cell>
          <table:table-cell office:value-type="float" office:value="1.63686" calcext:value-type="float">
            <text:p>1,63686</text:p>
          </table:table-cell>
          <table:table-cell office:value-type="float" office:value="1.44584" calcext:value-type="float">
            <text:p>1,44584</text:p>
          </table:table-cell>
          <table:table-cell office:value-type="float" office:value="1.43517" calcext:value-type="float">
            <text:p>1,43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6-03T17:37:03.466044152</meta:creation-date>
    <dc:date>2016-06-03T17:46:39.382496875</dc:date>
    <dc:creator>Francisco Lupiáñez</dc:creator>
    <meta:editing-duration>PT9M36S</meta:editing-duration>
    <meta:editing-cycles>1</meta:editing-cycles>
    <meta:document-statistic meta:table-count="1" meta:cell-count="34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Tiempos</text:p>
        </chart:title>
        <chart:legend chart:legend-position="end" svg:x="12.248cm" svg:y="3.454cm" style:legend-expansion="high" chart:style-name="ch3"/>
        <chart:plot-area chart:style-name="ch4" table:cell-range-address="Sheet1.A1:Sheet1.E7" chart:data-source-has-labels="both" svg:x="1.331cm" svg:y="1.301cm" svg:width="10.597cm" svg:height="6.538cm">
          <chartooo:coordinate-region svg:x="2.058cm" svg:y="1.5cm" svg:width="9.313cm" svg:height="5.692cm"/>
          <chart:axis chart:dimension="x" chart:name="primary-x" chart:style-name="ch5" chartooo:axis-type="auto">
            <chartooo:date-scale/>
            <chart:title svg:x="6.003cm" svg:y="8.019cm" chart:style-name="ch6">
              <text:p>Tamaño</text:p>
            </chart:title>
            <chart:categories table:cell-range-address="Sheet1.A2:Sheet1.A7"/>
          </chart:axis>
          <chart:axis chart:dimension="y" chart:name="primary-y" chart:style-name="ch5">
            <chart:title svg:x="0.451cm" svg:y="5.567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series chart:style-name="ch12" chart:values-cell-range-address="Sheet1.E2:Sheet1.E7" chart:label-cell-address="Sheet1.E1:Sheet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(bloques)</text:p>
                <draw:g>
                  <svg:desc>Sheet1.B1:Sheet1.B1</svg:desc>
                </draw:g>
              </table:table-cell>
              <table:table-cell office:value-type="string">
                <text:p>Static (cíclico)</text:p>
                <draw:g>
                  <svg:desc>Sheet1.C1:Sheet1.C1</svg:desc>
                </draw:g>
              </table:table-cell>
              <table:table-cell office:value-type="string">
                <text:p>Dynamic</text:p>
                <draw:g>
                  <svg:desc>Sheet1.D1:Sheet1.D1</svg:desc>
                </draw:g>
              </table:table-cell>
              <table:table-cell office:value-type="string">
                <text:p>Guid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7</svg:desc>
                </draw:g>
              </table:table-cell>
              <table:table-cell office:value-type="float" office:value="0.540194">
                <text:p>0.540194</text:p>
                <draw:g>
                  <svg:desc>Sheet1.B2:Sheet1.B7</svg:desc>
                </draw:g>
              </table:table-cell>
              <table:table-cell office:value-type="float" office:value="0.314281">
                <text:p>0.314281</text:p>
                <draw:g>
                  <svg:desc>Sheet1.C2:Sheet1.C7</svg:desc>
                </draw:g>
              </table:table-cell>
              <table:table-cell office:value-type="float" office:value="0.315153">
                <text:p>0.315153</text:p>
                <draw:g>
                  <svg:desc>Sheet1.D2:Sheet1.D7</svg:desc>
                </draw:g>
              </table:table-cell>
              <table:table-cell office:value-type="float" office:value="0.313882">
                <text:p>0.313882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801774">
                <text:p>0.801774</text:p>
              </table:table-cell>
              <table:table-cell office:value-type="float" office:value="0.485337">
                <text:p>0.485337</text:p>
              </table:table-cell>
              <table:table-cell office:value-type="float" office:value="0.452282">
                <text:p>0.452282</text:p>
              </table:table-cell>
              <table:table-cell office:value-type="float" office:value="0.451983">
                <text:p>0.4519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10983">
                <text:p>1.10983</text:p>
              </table:table-cell>
              <table:table-cell office:value-type="float" office:value="0.772775">
                <text:p>0.772775</text:p>
              </table:table-cell>
              <table:table-cell office:value-type="float" office:value="0.685909">
                <text:p>0.685909</text:p>
              </table:table-cell>
              <table:table-cell office:value-type="float" office:value="0.683268">
                <text:p>0.68326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42382">
                <text:p>1.42382</text:p>
              </table:table-cell>
              <table:table-cell office:value-type="float" office:value="1.02538">
                <text:p>1.02538</text:p>
              </table:table-cell>
              <table:table-cell office:value-type="float" office:value="0.920239">
                <text:p>0.920239</text:p>
              </table:table-cell>
              <table:table-cell office:value-type="float" office:value="0.917319">
                <text:p>0.91731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79697">
                <text:p>1.79697</text:p>
              </table:table-cell>
              <table:table-cell office:value-type="float" office:value="1.33359">
                <text:p>1.33359</text:p>
              </table:table-cell>
              <table:table-cell office:value-type="float" office:value="1.16581">
                <text:p>1.16581</text:p>
              </table:table-cell>
              <table:table-cell office:value-type="float" office:value="1.16131">
                <text:p>1.161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2165">
                <text:p>2.2165</text:p>
              </table:table-cell>
              <table:table-cell office:value-type="float" office:value="1.63686">
                <text:p>1.63686</text:p>
              </table:table-cell>
              <table:table-cell office:value-type="float" office:value="1.44584">
                <text:p>1.44584</text:p>
              </table:table-cell>
              <table:table-cell office:value-type="float" office:value="1.43517">
                <text:p>1.43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